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9" style:family="graphic" style:parent-style-name="standard">
      <style:graphic-properties draw:fill="solid" draw:fill-color="#e6e6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left" draw:textarea-vertical-align="top"/>
    </style:style>
    <style:style style:name="gr3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2.167cm" style:use-optimal-column-width="false"/>
    </style:style>
    <style:style style:name="co29" style:family="table-column">
      <style:table-column-properties style:column-width="3.53cm" style:use-optimal-column-width="false"/>
    </style:style>
    <style:style style:name="co30" style:family="table-column">
      <style:table-column-properties style:column-width="3.161cm" style:use-optimal-column-width="false"/>
    </style:style>
    <style:style style:name="co31" style:family="table-column">
      <style:table-column-properties style:column-width="4.158cm" style:use-optimal-column-width="false"/>
    </style:style>
    <style:style style:name="co32" style:family="table-column">
      <style:table-column-properties style:column-width="3.184cm" style:use-optimal-column-width="false"/>
    </style:style>
    <style:style style:name="co33" style:family="table-column">
      <style:table-column-properties style:column-width="3.67cm" style:use-optimal-column-width="false"/>
    </style:style>
    <style:style style:name="co34" style:family="table-column">
      <style:table-column-properties style:column-width="8.306cm" style:use-optimal-column-width="false"/>
    </style:style>
    <style:style style:name="co35" style:family="table-column">
      <style:table-column-properties style:column-width="3.126cm" style:use-optimal-column-width="false"/>
    </style:style>
    <style:style style:name="co36" style:family="table-column">
      <style:table-column-properties style:column-width="3.067cm" style:use-optimal-column-width="false"/>
    </style:style>
    <style:style style:name="co37" style:family="table-column">
      <style:table-column-properties style:column-width="6.039cm" style:use-optimal-column-width="false"/>
    </style:style>
    <style:style style:name="co38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21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family="Arial" style:font-family-generic="swiss" style:font-pitch="variable" fo:font-size="12pt" style:font-size-asian="18pt" style:font-size-complex="18pt"/>
    </style:style>
    <style:style style:name="T20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4pt" fo:font-weight="bold" style:font-size-asian="14pt" style:font-size-complex="14pt"/>
    </style:style>
    <style:style style:name="T2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text-underline-style="none" style:font-size-asian="18pt" style:font-size-complex="18pt"/>
    </style:style>
    <style:style style:name="T24" style:family="text">
      <style:text-properties fo:font-size="12pt" fo:font-weight="bold" style:font-size-asian="12pt" style:font-size-complex="12pt"/>
    </style:style>
    <style:style style:name="T2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5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6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7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7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4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4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4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4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4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5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79cm" svg:height="0.64cm" svg:x="10.004cm" svg:y="16.36cm">
          <draw:text-box>
            <text:p><text:span text:style-name="T10">Set my status to unavailabl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7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7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8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Boszcz</text:span></text:p>
              </table:table-cell>
              <table:table-cell>
                <text:p><text:span text:style-name="T18">Switch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8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18" draw:text-style-name="P2" draw:layer="layout" svg:width="18cm" svg:height="2.032cm" svg:x="9cm" svg:y="13cm">
          <draw:text-box>
            <text:p text:style-name="P1"><text:span text:style-name="T1">Waiting for approval</text:span></text:p>
          </draw:text-box>
        </draw:frame>
        <draw:frame draw:style-name="standard" draw:layer="layout" svg:width="9.979cm" svg:height="1.74cm" svg:x="10.383cm" svg:y="15.555cm">
          <table:table table:template-name="bw" table:use-first-row-styles="true" table:use-banding-rows-styles="true">
            <table:table-column table:style-name="co8"/>
            <table:table-row table:style-name="ro7">
              <table:table-cell table:style-name="ce9">
                <text:p><text:span text:style-name="T11">Tenant</text:span></text:p>
              </table:table-cell>
            </table:table-row>
            <table:table-row table:style-name="ro8">
              <table:table-cell table:style-name="ce3"/>
            </table:table-row>
          </table:table>
          <draw:image xlink:href="Pictures/TablePreview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5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9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9">
              <table:table-cell table:style-name="ce12">
                <text:p><text:span text:style-name="T19">Review Manual</text:span></text:p>
              </table:table-cell>
              <table:table-cell table:style-name="ce13">
                <text:p><text:span text:style-name="T20">Create instance</text:span></text:p>
              </table:table-cell>
            </table:table-row>
            <table:table-row table:style-name="ro10">
              <table:table-cell table:style-name="ce12">
                <text:p><text:span text:style-name="T19">Review Code</text:span></text:p>
              </table:table-cell>
              <table:table-cell table:style-name="ce11">
                <text:p><text:span text:style-name="T20">Create instance</text:span>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5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1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1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9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Terminate</text:span></text:p>
              </table:table-cell>
            </table:table-row>
            <table:table-row table:style-name="ro10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Terminat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1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11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2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5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6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6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6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5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5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29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rect draw:style-name="gr29" draw:text-style-name="P20" draw:layer="layout" svg:width="3.5cm" svg:height="0.5cm" svg:x="14cm" svg:y="16cm">
          <text:p text:style-name="P1"><text:span text:style-name="T10">Foreground</text:span></text:p>
        </draw:rect>
        <draw:rect draw:style-name="gr29" draw:text-style-name="P20" draw:layer="layout" svg:width="3.5cm" svg:height="0.5cm" svg:x="18cm" svg:y="16cm">
          <text:p text:style-name="P1"><text:span text:style-name="T10">Font</text:span></text:p>
        </draw:rect>
        <draw:rect draw:style-name="gr29" draw:text-style-name="P20" draw:layer="layout" svg:width="3.5cm" svg:height="0.5cm" svg:x="10cm" svg:y="17cm">
          <text:p text:style-name="P1"><text:span text:style-name="T10">Option#4</text:span></text:p>
        </draw:rect>
        <draw:rect draw:style-name="gr29" draw:text-style-name="P20" draw:layer="layout" svg:width="3.5cm" svg:height="0.5cm" svg:x="14cm" svg:y="17cm">
          <text:p text:style-name="P1"><text:span text:style-name="T10">Option#5</text:span></text:p>
        </draw:rect>
        <draw:rect draw:style-name="gr29" draw:text-style-name="P20" draw:layer="layout" svg:width="3.5cm" svg:height="0.5cm" svg:x="18cm" svg:y="17cm">
          <text:p text:style-name="P1"><text:span text:style-name="T10">Option#6</text:span></text:p>
        </draw:rect>
        <draw:frame draw:style-name="gr27" draw:text-style-name="P21" draw:layer="layout" svg:width="6cm" svg:height="1cm" svg:x="16cm" svg:y="18cm">
          <draw:text-box>
            <text:p><text:span text:style-name="T25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6">Restore default settings</text:span></text:p>
        </draw:rect>
        <draw:rect draw:style-name="gr8" draw:text-style-name="P1" draw:layer="layout" svg:width="3cm" svg:height="1cm" svg:x="13.5cm" svg:y="19cm">
          <text:p text:style-name="P1"><text:span text:style-name="T16">Cancel</text:span></text:p>
        </draw:rect>
      </draw:page>
      <draw:page draw:name="page15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0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frame draw:style-name="gr27" draw:text-style-name="P21" draw:layer="layout" svg:width="5cm" svg:height="1cm" svg:x="20cm" svg:y="18cm">
          <draw:text-box>
            <text:p><text:span text:style-name="T25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6">Restore default settings</text:span></text:p>
        </draw:rect>
        <draw:rect draw:style-name="gr8" draw:text-style-name="P1" draw:layer="layout" svg:width="3cm" svg:height="1cm" svg:x="13.5cm" svg:y="19cm">
          <text:p text:style-name="P1"><text:span text:style-name="T16">Cancel</text:span></text:p>
        </draw:rect>
      </draw:page>
      <draw:page draw:name="page16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5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2" table:default-cell-style-name="ce9">
              <table:table-cell table:style-name="ce16">
                <text:p><text:span text:style-name="T27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7">#Users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Boszcz</text:span></text:p>
              </table:table-cell>
              <table:table-cell table:style-name="ce17">
                <text:p><text:span text:style-name="T20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Simenz</text:span></text:p>
              </table:table-cell>
              <table:table-cell table:style-name="ce17">
                <text:p><text:span text:style-name="T20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Deimlor</text:span></text:p>
              </table:table-cell>
              <table:table-cell table:style-name="ce17">
                <text:p><text:span text:style-name="T20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3"/>
            <table:table-column table:style-name="co34"/>
            <table:table-row table:style-name="ro12">
              <table:table-cell table:style-name="ce16">
                <text:p><text:span text:style-name="T27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2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0">John Doe</text:span></text:p>
              </table:table-cell>
            </table:table-row>
            <table:table-row table:style-name="ro12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0">Alice Wood</text:span></text:p>
              </table:table-cell>
            </table:table-row>
            <table:table-row table:style-name="ro12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0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1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6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8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3.698cm" svg:height="0.64cm" svg:x="9.186cm" svg:y="15.86cm">
          <draw:text-box>
            <text:p><text:span text:style-name="T10">Remove from tenan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5" draw:text-style-name="P11" draw:layer="layout" svg:width="3.487cm" svg:height="0.64cm" svg:x="13.302cm" svg:y="15.86cm">
          <draw:text-box>
            <text:p><text:span text:style-name="T10">Deactivate account</text:span></text:p>
          </draw:text-box>
        </draw:frame>
        <draw:frame draw:style-name="gr25" draw:text-style-name="P11" draw:layer="layout" svg:width="3.076cm" svg:height="0.64cm" svg:x="17.253cm" svg:y="15.86cm">
          <draw:text-box>
            <text:p><text:span text:style-name="T10">Activate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25T23:24:16.81</dc:date>
    <dc:creator>Daniel Huss</dc:creator>
    <meta:editing-duration>PT19H51M55S</meta:editing-duration>
    <meta:editing-cycles>154</meta:editing-cycles>
    <meta:generator>OpenOffice.org/3.0$Win32 OpenOffice.org_project/300m15$Build-9379</meta:generator>
    <meta:document-statistic meta:object-count="614"/>
    <meta:user-defined meta:name="Info 1"/>
    <meta:user-defined meta:name="Info 2"/>
    <meta:user-defined meta:name="Info 3"/>
    <meta:user-defined meta:name="Info 4"/>
  </office:meta>
</office:document-meta>
</file>